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4" svg:font-family="'Lucida Console'" style:font-pitch="fixed"/>
    <style:font-face style:name="Lucida Console5" svg:font-family="'Lucida Console'" style:font-adornments="Regular" style:font-pitch="fixed"/>
    <style:font-face style:name="Lucida Console1" svg:font-family="'Lucida Console'" style:font-family-generic="modern" style:font-pitch="fixed"/>
    <style:font-face style:name="Lucida Console2" svg:font-family="'Lucida Console'" style:font-adornments="Normal" style:font-family-generic="modern" style:font-pitch="fixed"/>
    <style:font-face style:name="Arial Unicode MS1" svg:font-family="'Arial Unicode MS'" style:font-pitch="variable"/>
    <style:font-face style:name="Liberation Sans2" svg:font-family="'Liberation Sans'" style:font-pitch="variable"/>
    <style:font-face style:name="Lucida Console3" svg:font-family="'Lucida Console'" style:font-pitch="variable"/>
    <style:font-face style:name="Microsoft YaHei1" svg:font-family="'Microsoft YaHei'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91515" draw:marker-start-width="0.515cm" draw:marker-end-width="0.515cm" draw:stroke-linejoin="miter" draw:fill="solid" draw:fill-color="#b2b2b2" draw:textarea-horizontal-align="justify" draw:textarea-vertical-align="middle" draw:auto-grow-height="false" fo:min-height="3.9cm" fo:min-width="3.65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DejaVu Sans" fo:font-size="100pt" style:font-size-asian="100pt" style:font-size-complex="100pt"/>
    </style:style>
    <style:style style:name="P2" style:family="paragraph">
      <loext:graphic-properties draw:fill="solid" draw:fill-color="#b2b2b2"/>
      <style:paragraph-properties fo:text-align="center"/>
      <style:text-properties fo:color="#b91515" style:text-outline="false" style:font-name="DejaVu Sans" fo:font-size="100pt" fo:font-weight="bold" style:font-size-asian="100pt" style:font-size-complex="100pt" style:font-relief="engraved"/>
    </style:style>
    <style:style style:name="T1" style:family="text">
      <style:text-properties fo:color="#800000" style:text-outline="false" style:font-name="DejaVu Sans" fo:font-size="100pt" fo:font-weight="bold" style:font-name-asian="Lucida Console5" style:font-size-asian="100pt" style:font-weight-asian="bold" style:font-name-complex="Lucida Console5" style:font-size-complex="100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4.2cm" svg:x="7.5cm" svg:y="5.3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4" svg:font-family="'Lucida Console'" style:font-pitch="fixed"/>
    <style:font-face style:name="Lucida Console5" svg:font-family="'Lucida Console'" style:font-adornments="Regular" style:font-pitch="fixed"/>
    <style:font-face style:name="Lucida Console1" svg:font-family="'Lucida Console'" style:font-family-generic="modern" style:font-pitch="fixed"/>
    <style:font-face style:name="Lucida Console2" svg:font-family="'Lucida Console'" style:font-adornments="Normal" style:font-family-generic="modern" style:font-pitch="fixed"/>
    <style:font-face style:name="Arial Unicode MS1" svg:font-family="'Arial Unicode MS'" style:font-pitch="variable"/>
    <style:font-face style:name="Liberation Sans2" svg:font-family="'Liberation Sans'" style:font-pitch="variable"/>
    <style:font-face style:name="Lucida Console3" svg:font-family="'Lucida Console'" style:font-pitch="variable"/>
    <style:font-face style:name="Microsoft YaHei1" svg:font-family="'Microsoft YaHei'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9:43.861000000</meta:creation-date>
    <dc:date>2021-10-09T16:36:10.675000000</dc:date>
    <meta:editing-duration>P2DT20H37M</meta:editing-duration>
    <meta:editing-cycles>12</meta:editing-cycles>
    <meta:generator>LibreOffice/4.4.4.3$Windows_x86 LibreOffice_project/2c39ebcf046445232b798108aa8a7e7d89552ea8</meta:generator>
    <meta:document-statistic meta:object-count="1"/>
  </office:meta>
</office:document-meta>
</file>